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tation</text:p>
          </table:table-cell>
          <table:table-cell office:value-type="string">
            <text:p>stops</text:p>
          </table:table-cell>
        </table:table-row>
        <table:table-row table:style-name="ro1">
          <table:table-cell office:value-type="string">
            <text:p>madina</text:p>
          </table:table-cell>
          <table:table-cell office:value-type="string">
            <text:p>legon</text:p>
          </table:table-cell>
        </table:table-row>
        <table:table-row table:style-name="ro1">
          <table:table-cell office:value-type="string">
            <text:p>accra</text:p>
          </table:table-cell>
          <table:table-cell office:value-type="string">
            <text:p>atomic</text:p>
          </table:table-cell>
        </table:table-row>
        <table:table-row table:style-name="ro1">
          <table:table-cell office:value-type="string">
            <text:p>tema</text:p>
          </table:table-cell>
          <table:table-cell office:value-type="string">
            <text:p>airpor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7/23/2012</text:date>, <text:time>08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2-07-23T08:58:00</meta:creation-date>
    <dc:date>2012-07-23T08:59:19</dc:date>
    <dc:creator>samuel </dc:creator>
    <meta:editing-duration>PT00H01M20S</meta:editing-duration>
    <meta:editing-cycles>1</meta:editing-cycles>
    <meta:document-statistic meta:table-count="3" meta:cell-count="8" meta:object-count="0"/>
    <meta:generator>OpenOffice.org/3.2$Linux OpenOffice.org_project/320m19$Build-9505</meta:generator>
  </office:meta>
</office:document-meta>
</file>